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laza" svg:font-family="Plaz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fo:font-weight="normal" officeooo:rsid="000f2ed8" officeooo:paragraph-rsid="000f2ed8" style:font-size-asian="16pt" style:font-weight-asian="normal" style:font-size-complex="16pt" style:font-weight-complex="normal"/>
    </style:style>
    <style:style style:name="P2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officeooo:rsid="000f2ed8" officeooo:paragraph-rsid="000f2ed8" style:font-size-asian="16pt" style:font-size-complex="16pt"/>
    </style:style>
    <style:style style:name="P3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officeooo:rsid="0010592f" officeooo:paragraph-rsid="0010592f" style:font-size-asian="16pt" style:font-size-complex="16pt"/>
    </style:style>
    <style:style style:name="P4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officeooo:rsid="00106ac2" officeooo:paragraph-rsid="00106ac2" style:font-size-asian="16pt" style:font-size-complex="16pt"/>
    </style:style>
    <style:style style:name="P5" style:family="paragraph" style:parent-style-name="Text_20_body" style:list-style-name="L1">
      <style:paragraph-properties fo:margin-top="0cm" fo:margin-bottom="0.046cm" loext:contextual-spacing="false"/>
      <style:text-properties style:text-line-through-style="solid" style:text-line-through-type="single" style:font-name="Arial" fo:font-size="16pt" fo:language="en" fo:country="US" officeooo:rsid="000f2ed8" officeooo:paragraph-rsid="000f2ed8" style:font-size-asian="16pt" style:font-size-complex="16pt"/>
    </style:style>
    <style:style style:name="P6" style:family="paragraph" style:parent-style-name="Title">
      <style:text-properties style:font-name="Arial"/>
    </style:style>
    <style:style style:name="T1" style:family="text">
      <style:text-properties fo:language="en" fo:country="US" officeooo:rsid="000f2ed8"/>
    </style:style>
    <style:style style:name="T2" style:family="text">
      <style:text-properties fo:language="en" fo:country="US" officeooo:rsid="0010592f"/>
    </style:style>
    <style:style style:name="T3" style:family="text">
      <style:text-properties fo:language="en" fo:country="US" officeooo:rsid="00106a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O</text:span><text:span text:style-name="T3">-</text:span>DO <text:span text:style-name="T1">LIST</text:span></text:p>
      <text:list xml:id="list6194193017370905440" text:style-name="L1">
        <text:list-item>
          <text:p text:style-name="P1">Make a site map</text:p>
        </text:list-item>
        <text:list-item>
          <text:p text:style-name="P5">about us</text:p>
        </text:list-item>
        <text:list-item>
          <text:p text:style-name="P2">home</text:p>
        </text:list-item>
        <text:list-item>
          <text:p text:style-name="P2">teleportation</text:p>
        </text:list-item>
        <text:list-item>
          <text:p text:style-name="P2">footer</text:p>
        </text:list-item>
        <text:list-item>
          <text:p text:style-name="P2">contact us</text:p>
        </text:list-item>
        <text:list-item>
          <text:p text:style-name="P3">Euro</text:p>
        </text:list-item>
        <text:list-item>
          <text:p text:style-name="P3">Explore google analytics</text:p>
        </text:list-item>
        <text:list-item>
          <text:p text:style-name="P4">fix the menu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laza" svg:font-family="Plaz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3:29:53.480000000</meta:creation-date>
    <dc:date>2017-05-28T17:07:09.769000000</dc:date>
    <meta:editing-duration>PT39M58S</meta:editing-duration>
    <meta:editing-cycles>3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1" meta:word-count="30" meta:character-count="116" meta:non-whitespace-character-count="106"/>
  </office:meta>
</office:document-meta>
</file>